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ct Development:</text:p>
      <text:p text:style-name="P1"><text:span text:style-name="T1"/></text:p>
      <text:p text:style-name="P1"><text:span text:style-name="T1">-Mehr als ein Modell, dass das Produkt beschreibt</text:span></text:p>
      <text:p text:style-name="P1"><text:span text:style-name="T1">-Anforderung auf Funktion Mappen</text:span></text:p>
      <text:p text:style-name="P1"><text:span text:style-name="T1"><text:tab/>-&gt;Durch Änderung in Anforderungen ändern sich Funktionen</text:span></text:p>
      <text:p text:style-name="P1"><text:span text:style-name="T1"><text:tab/>-&gt;Durch Änderung an Funktionen andern sich Anforderungen</text:span></text:p>
      <text:p text:style-name="P1"><text:span text:style-name="T1">-Jeder Bereich(Domäne) hat eine Sicht, die alle verknüpft sind:</text:span></text:p>
      <text:p text:style-name="P1"><text:span text:style-name="T1"><text:tab/>Bsp. Auto</text:span></text:p>
      <text:p text:style-name="P1"><text:span text:style-name="T1"><text:tab/>Software, Mechanik, Elektronik</text:span></text:p>
      <text:p text:style-name="P1"><text:span text:style-name="T1">RFLP Ansatz (Requirements Function Logic Programming)</text:span></text:p>
      <text:p text:style-name="P1"><text:span text:style-name="T1"><text:tab/>-Reihenfolge der Task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5:13:04.16</meta:creation-date>
    <dc:date>2014-04-04T15:58:30.24</dc:date>
    <meta:editing-duration>PT45M23S</meta:editing-duration>
    <meta:editing-cycles>7</meta:editing-cycles>
    <meta:generator>OpenOffice.org/3.4.1$Win32 OpenOffice.org_project/341m1$Build-9593</meta:generator>
    <meta:document-statistic meta:table-count="0" meta:image-count="0" meta:object-count="0" meta:page-count="1" meta:paragraph-count="10" meta:word-count="51" meta:character-count="395"/>
  </office:meta>
</office:document-meta>
</file>